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93c5" officeooo:paragraph-rsid="000193c5"/>
    </style:style>
    <style:style style:name="P2" style:family="paragraph" style:parent-style-name="Standard">
      <style:text-properties fo:color="#c9211e" loext:opacity="100%" officeooo:rsid="000193c5" officeooo:paragraph-rsid="000193c5"/>
    </style:style>
    <style:style style:name="P3" style:family="paragraph" style:parent-style-name="Standard">
      <style:text-properties fo:color="#c9211e" loext:opacity="100%" officeooo:rsid="000193c5" officeooo:paragraph-rsid="000a06c1"/>
    </style:style>
    <style:style style:name="P4" style:family="paragraph" style:parent-style-name="Standard">
      <style:text-properties fo:color="#c9211e" loext:opacity="100%" officeooo:rsid="000193c5" officeooo:paragraph-rsid="000193c5"/>
    </style:style>
    <style:style style:name="P5" style:family="paragraph" style:parent-style-name="Standard">
      <style:text-properties fo:color="#ffffff" loext:opacity="100%" officeooo:rsid="000193c5" officeooo:paragraph-rsid="000193c5"/>
    </style:style>
    <style:style style:name="P6" style:family="paragraph" style:parent-style-name="Standard">
      <style:text-properties fo:color="#ffffff" loext:opacity="100%" officeooo:rsid="000a06c1" officeooo:paragraph-rsid="000a06c1"/>
    </style:style>
    <style:style style:name="T1" style:family="text">
      <style:text-properties officeooo:rsid="0004de84"/>
    </style:style>
    <style:style style:name="T2" style:family="text">
      <style:text-properties fo:color="#ffffff" loext:opacity="100%"/>
    </style:style>
    <style:style style:name="T3" style:family="text">
      <style:text-properties fo:color="#ffffff" loext:opacity="100%" officeooo:rsid="000a06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rée 40 heures</text:p>
      <text:p text:style-name="P1"/>
      <text:p text:style-name="P1">dans le cadre de ma formation AI engineer d'Openclassrooms je dois réaliser le projet ci-dessous</text:p>
      <text:p text:style-name="P1">Déployez un modèle de Machine</text:p>
      <text:p text:style-name="P1">Learning</text:p>
      <text:p text:style-name="P1">Déployez un modèle de Machine Learning en utilisant des outils modernes pour</text:p>
      <text:p text:style-name="P1">rendre le modèle utilisable en production.</text:p>
      <text:p text:style-name="P1">Compétences cibles</text:p>
      <text:p text:style-name="P1">Configurer l'environnement de travail</text:p>
      <text:p text:style-name="P1">Définir et formaliser les processus de traitement et de stockage des données</text:p>
      <text:p text:style-name="P1">Établir et exécuter un processus de test du SGDB</text:p>
      <text:p text:style-name="P1">Installer et paramétrer un système de gestion de base de données et un outil d’extraction</text:p>
      <text:p text:style-name="P1">Mettre en place un système d'authentification afin de garantir la sécurité des données</text:p>
      <text:p text:style-name="P1">Modéliser une infrastructure compatible avec le SI</text:p>
      <text:p text:style-name="P1">Structurer l’architecture des données et concevoir des BDD</text:p>
      <text:p text:style-name="P1"><text:span text:style-name="T1">sans </text:span>me donner pour le moment une piste pour un workflow peux tu m'estimer le temps nécessaire pour réaliser ce projet qui doit déboucher sur un notebook jupyter lab et une soutenance orale ?</text:p>
      <text:p text:style-name="P1"/>
      <text:p text:style-name="P1"/>
      <text:p text:style-name="P1">peux tu m'expliquer dans une optique de recherche d'emploi la valeur de ce projet et me donner avec justificaitons le niveau de difficulté de ce projet ?</text:p>
      <text:p text:style-name="P5"/>
      <text:p text:style-name="P2"><text:a xlink:type="simple" xlink:href="https://chatgpt.com/c/698793aa-145c-8327-b9fe-e4648025156d" text:style-name="Internet_20_link" text:visited-style-name="Visited_20_Internet_20_Link"><text:span text:style-name="T2">https://chatgpt.com/c/698793aa-145c-8327-b9fe-e4648025156d</text:span></text:a></text:p>
      <text:p text:style-name="P2"><text:span text:style-name="T2"/></text:p>
      <text:p text:style-name="P5"/>
      <text:p text:style-name="P3"><text:span text:style-name="T3">Motivation forte</text:span></text:p>
      <text:p text:style-name="P6">Montrer des compétences à la fois en apprentissage automatique, data engineering, DevOps, déploiement dem odèles, sécurité de l’architecture, communication des résultats à un public profane.</text:p>
      <text:p text:style-name="P6">Difficulté avancé</text:p>
      <text:p text:style-name="P6">Il ne faut pas juste entraîner un modèle mais aussi penser au flux de données, aux tests , au stockage et à la sécurité des données.</text:p>
      <text:p text:style-name="P3"><text:a xlink:type="simple" xlink:href="https://chatgpt.com/c/698793aa-145c-8327-b9fe-e4648025156d" text:style-name="Internet_20_link" text:visited-style-name="Visited_20_Internet_20_Link">https://chatgpt.com/c/698793aa-145c-8327-b9fe-e4648025156d</text:a></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7T20:31:19.184290483</meta:creation-date>
    <meta:generator>LibreOffice/24.2.7.2$Linux_X86_64 LibreOffice_project/420$Build-2</meta:generator>
    <dc:date>2026-02-07T20:51:43.642993023</dc:date>
    <meta:editing-duration>PT12M54S</meta:editing-duration>
    <meta:editing-cycles>5</meta:editing-cycles>
    <meta:document-statistic meta:table-count="0" meta:image-count="0" meta:object-count="0" meta:page-count="1" meta:paragraph-count="22" meta:word-count="230" meta:character-count="1543" meta:non-whitespace-character-count="1335"/>
  </office:meta>
</office:document-meta>
</file>